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3.312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611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75in"/>
    </style:style>
    <style:style style:name="Table1.C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31f" officeooo:paragraph-rsid="0003d31f"/>
    </style:style>
    <style:style style:name="P2" style:family="paragraph" style:parent-style-name="Standard">
      <style:text-properties officeooo:rsid="000ad68c" officeooo:paragraph-rsid="000ad68c"/>
    </style:style>
    <style:style style:name="P3" style:family="paragraph" style:parent-style-name="Standard">
      <style:text-properties officeooo:rsid="000cc052" officeooo:paragraph-rsid="000cc052"/>
    </style:style>
    <style:style style:name="P4" style:family="paragraph" style:parent-style-name="Standard">
      <style:text-properties fo:font-weight="bold" officeooo:rsid="0013eaf5" officeooo:paragraph-rsid="0013eaf5" style:font-weight-asian="bold" style:font-weight-complex="bold"/>
    </style:style>
    <style:style style:name="P5" style:family="paragraph" style:parent-style-name="Standard">
      <style:text-properties fo:font-weight="bold" officeooo:rsid="0014d234" officeooo:paragraph-rsid="0014d234" style:font-weight-asian="bold" style:font-weight-complex="bold"/>
    </style:style>
    <style:style style:name="P6" style:family="paragraph" style:parent-style-name="Standard">
      <style:text-properties fo:font-weight="normal" officeooo:rsid="00160d53" officeooo:paragraph-rsid="00261d84" style:font-weight-asian="normal" style:font-weight-complex="normal"/>
    </style:style>
    <style:style style:name="P7" style:family="paragraph" style:parent-style-name="Standard">
      <style:text-properties fo:font-style="italic" fo:font-weight="normal" officeooo:rsid="003ff05b" officeooo:paragraph-rsid="004466ca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310268" officeooo:paragraph-rsid="00310268"/>
    </style:style>
    <style:style style:name="P9" style:family="paragraph" style:parent-style-name="Text_20_body">
      <style:text-properties fo:font-weight="bold" officeooo:rsid="0013eaf5" officeooo:paragraph-rsid="0013eaf5" style:font-weight-asian="bold" style:font-weight-complex="bold"/>
    </style:style>
    <style:style style:name="P10" style:family="paragraph" style:parent-style-name="Table_20_Contents">
      <style:text-properties officeooo:rsid="0005b9a6" officeooo:paragraph-rsid="0005b9a6"/>
    </style:style>
    <style:style style:name="P11" style:family="paragraph" style:parent-style-name="Table_20_Contents">
      <style:paragraph-properties fo:text-align="center" style:justify-single-word="false"/>
      <style:text-properties officeooo:rsid="0005b9a6" officeooo:paragraph-rsid="0005b9a6"/>
    </style:style>
    <style:style style:name="P12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5b9a6"/>
    </style:style>
    <style:style style:name="P13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e05b7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073d13" officeooo:paragraph-rsid="00073d13"/>
    </style:style>
    <style:style style:name="P15" style:family="paragraph" style:parent-style-name="Table_20_Contents">
      <style:paragraph-properties fo:text-align="center" style:justify-single-word="false"/>
      <style:text-properties officeooo:rsid="00073d13" officeooo:paragraph-rsid="00073d13"/>
    </style:style>
    <style:style style:name="P16" style:family="paragraph" style:parent-style-name="Table_20_Contents">
      <style:text-properties fo:font-weight="bold" officeooo:rsid="0005b9a6" officeooo:paragraph-rsid="0005b9a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5b9a6" officeooo:paragraph-rsid="0005b9a6" style:font-weight-asian="bold" style:font-weight-complex="bold"/>
    </style:style>
    <style:style style:name="P18" style:family="paragraph" style:parent-style-name="Table_20_Contents">
      <style:text-properties fo:font-weight="bold" officeooo:rsid="000ad68c" officeooo:paragraph-rsid="000ad68c" style:font-weight-asian="bold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33d0" officeooo:paragraph-rsid="0031a7a1"/>
    </style:style>
    <style:style style:name="P20" style:family="paragraph" style:parent-style-name="Table_20_Contents">
      <style:text-properties officeooo:rsid="000ad68c" officeooo:paragraph-rsid="000ad68c"/>
    </style:style>
    <style:style style:name="P21" style:family="paragraph" style:parent-style-name="Table_20_Contents">
      <style:paragraph-properties fo:text-align="center" style:justify-single-word="false"/>
      <style:text-properties officeooo:rsid="000e05b7" officeooo:paragraph-rsid="000e05b7"/>
    </style:style>
    <style:style style:name="P22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e05b7" officeooo:paragraph-rsid="000e05b7"/>
    </style:style>
    <style:style style:name="P23" style:family="paragraph" style:parent-style-name="Table_20_Contents">
      <style:paragraph-properties fo:text-align="center" style:justify-single-word="false"/>
      <style:text-properties officeooo:rsid="0030ac3d" officeooo:paragraph-rsid="0030ac3d"/>
    </style:style>
    <style:style style:name="P2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0ac3d" officeooo:paragraph-rsid="0030ac3d"/>
    </style:style>
    <style:style style:name="P2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1a7a1" officeooo:paragraph-rsid="0031a7a1"/>
    </style:style>
    <style:style style:name="P26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31a7a1" officeooo:paragraph-rsid="0031a7a1"/>
    </style:style>
    <style:style style:name="P27" style:family="paragraph" style:parent-style-name="Table_20_Contents">
      <style:paragraph-properties fo:text-align="center" style:justify-single-word="false"/>
      <style:text-properties officeooo:rsid="0048a88f" officeooo:paragraph-rsid="0048a88f"/>
    </style:style>
    <style:style style:name="P28" style:family="paragraph" style:parent-style-name="Table_20_Contents">
      <style:text-properties officeooo:rsid="0048a88f" officeooo:paragraph-rsid="0048a88f"/>
    </style:style>
    <style:style style:name="P29" style:family="paragraph" style:parent-style-name="Standard" style:list-style-name="L1">
      <style:text-properties fo:font-weight="normal" officeooo:rsid="0014d234" officeooo:paragraph-rsid="0014d234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60d53" officeooo:paragraph-rsid="00160d53" style:font-weight-asian="normal" style:font-weight-complex="normal"/>
    </style:style>
    <style:style style:name="P31" style:family="paragraph" style:parent-style-name="Standard">
      <style:text-properties fo:font-style="italic" fo:font-weight="normal" officeooo:rsid="00241921" officeooo:paragraph-rsid="00261d84" style:font-style-asian="italic" style:font-weight-asian="normal" style:font-style-complex="italic" style:font-weight-complex="normal"/>
    </style:style>
    <style:style style:name="T1" style:family="text">
      <style:text-properties officeooo:rsid="000ad68c"/>
    </style:style>
    <style:style style:name="T2" style:family="text">
      <style:text-properties officeooo:rsid="000e05b7"/>
    </style:style>
    <style:style style:name="T3" style:family="text">
      <style:text-properties officeooo:rsid="0014d234"/>
    </style:style>
    <style:style style:name="T4" style:family="text">
      <style:text-properties officeooo:rsid="0021ab62"/>
    </style:style>
    <style:style style:name="T5" style:family="text">
      <style:text-properties fo:font-weight="bold" officeooo:rsid="0037beaf" style:font-weight-asian="bold" style:font-weight-complex="bold"/>
    </style:style>
    <style:style style:name="T6" style:family="text">
      <style:text-properties officeooo:rsid="0030fa6d"/>
    </style:style>
    <style:style style:name="T7" style:family="text">
      <style:text-properties officeooo:rsid="0037beaf"/>
    </style:style>
    <style:style style:name="T8" style:family="text">
      <style:text-properties officeooo:rsid="003cbd6f"/>
    </style:style>
    <style:style style:name="T9" style:family="text">
      <style:text-properties officeooo:rsid="003e373a"/>
    </style:style>
    <style:style style:name="T10" style:family="text">
      <style:text-properties officeooo:rsid="003f613d"/>
    </style:style>
    <style:style style:name="T11" style:family="text">
      <style:text-properties officeooo:rsid="003fa045"/>
    </style:style>
    <style:style style:name="T12" style:family="text">
      <style:text-properties officeooo:rsid="00405ad1"/>
    </style:style>
    <style:style style:name="T13" style:family="text">
      <style:text-properties officeooo:rsid="00461091"/>
    </style:style>
    <style:style style:name="T14" style:family="text">
      <style:text-properties officeooo:rsid="00481c65"/>
    </style:style>
    <style:style style:name="T15" style:family="text">
      <style:text-properties officeooo:rsid="004b3fd3"/>
    </style:style>
    <style:style style:name="T16" style:family="text">
      <style:text-properties officeooo:rsid="004e07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pcode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Operation</text:p>
          </table:table-cell>
          <table:table-cell table:style-name="Table1.A1" office:value-type="string">
            <text:p text:style-name="P17">PC + 0</text:p>
          </table:table-cell>
          <table:table-cell table:style-name="Table1.A1" office:value-type="string">
            <text:p text:style-name="P17">PC + 1</text:p>
          </table:table-cell>
          <table:table-cell table:style-name="Table1.D1" office:value-type="string">
            <text:p text:style-name="P17">PC + 2</text:p>
          </table:table-cell>
        </table:table-row>
        <table:table-row>
          <table:table-cell table:style-name="Table1.A2" office:value-type="string">
            <text:p text:style-name="P10">rmmov</text:p>
          </table:table-cell>
          <table:table-cell table:style-name="Table1.A2" office:value-type="string">
            <text:p text:style-name="P11"><text:span text:style-name="T14">0x0</text:span>0</text:p>
          </table:table-cell>
          <table:table-cell table:style-name="Table1.A2" office:value-type="string">
            <text:p text:style-name="P21"><text:span text:style-name="T3">RA</text:span> : R<text:span text:style-name="T8">B</text:span>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mrmov</text:p>
          </table:table-cell>
          <table:table-cell table:style-name="Table1.A2" office:value-type="string">
            <text:p text:style-name="P11"><text:span text:style-name="T14">0x0</text:span>1</text:p>
          </table:table-cell>
          <table:table-cell table:style-name="Table1.A2" office:value-type="string">
            <text:p text:style-name="P21"><text:span text:style-name="T8">RA</text:span> : R<text:span text:style-name="T8">B</text:span>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rrmov</text:p>
          </table:table-cell>
          <table:table-cell table:style-name="Table1.A2" office:value-type="string">
            <text:p text:style-name="P11"><text:span text:style-name="T14">0x0</text:span>2</text:p>
          </table:table-cell>
          <table:table-cell table:style-name="Table1.A2" office:value-type="string">
            <text:p text:style-name="P11">R<text:span text:style-name="T8">A : RB</text:span></text:p>
          </table:table-cell>
          <table:table-cell table:style-name="Table1.D2" office:value-type="string">
            <text:p text:style-name="P12"/>
          </table:table-cell>
        </table:table-row>
        <table:table-row table:style-name="Table1.5">
          <table:table-cell table:style-name="Table1.A2" office:value-type="string">
            <text:p text:style-name="P10"><text:span text:style-name="T2">i</text:span>rmov</text:p>
          </table:table-cell>
          <table:table-cell table:style-name="Table1.A2" office:value-type="string">
            <text:p text:style-name="P11"><text:span text:style-name="T14">0x0</text:span>3</text:p>
          </table:table-cell>
          <table:table-cell table:style-name="Table1.A2" office:value-type="string">
            <text:p text:style-name="P23"><text:span text:style-name="T8">RA</text:span> : 0<text:span text:style-name="T6">0</text:span></text:p>
          </table:table-cell>
          <table:table-cell table:style-name="Table1.D2" office:value-type="string">
            <text:p text:style-name="P8">CONST</text:p>
          </table:table-cell>
        </table:table-row>
        <table:table-row>
          <table:table-cell table:style-name="Table1.A2" office:value-type="string">
            <text:p text:style-name="P10">add</text:p>
          </table:table-cell>
          <table:table-cell table:style-name="Table1.A2" office:value-type="string">
            <text:p text:style-name="P11"><text:span text:style-name="T14">0x0</text:span>4</text:p>
          </table:table-cell>
          <table:table-cell table:style-name="Table1.A2" office:value-type="string">
            <text:p text:style-name="P15"><text:span text:style-name="T11">RA </text:span>: R<text:span text:style-name="T11">B</text:span>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sub</text:p>
          </table:table-cell>
          <table:table-cell table:style-name="Table1.A2" office:value-type="string">
            <text:p text:style-name="P11"><text:span text:style-name="T14">0x0</text:span>5</text:p>
          </table:table-cell>
          <table:table-cell table:style-name="Table1.A2" office:value-type="string">
            <text:p text:style-name="P15">R<text:span text:style-name="T11">A</text:span> : R<text:span text:style-name="T11">B</text:span>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cmp</text:p>
          </table:table-cell>
          <table:table-cell table:style-name="Table1.A2" office:value-type="string">
            <text:p text:style-name="P11"><text:span text:style-name="T14">0x0</text:span>6</text:p>
          </table:table-cell>
          <table:table-cell table:style-name="Table1.A2" office:value-type="string">
            <text:p text:style-name="P24"><text:span text:style-name="T11">RA</text:span> : 0<text:span text:style-name="T6">0</text:span></text:p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0">jmp</text:p>
          </table:table-cell>
          <table:table-cell table:style-name="Table1.A2" office:value-type="string">
            <text:p text:style-name="P11"><text:span text:style-name="T14">0x0</text:span>7</text:p>
          </table:table-cell>
          <table:table-cell table:style-name="Table1.C9" office:value-type="string">
            <text:p text:style-name="P25">FLAG : 00</text:p>
          </table:table-cell>
          <table:table-cell table:style-name="Table1.D9" office:value-type="string">
            <text:p text:style-name="P19"><text:span text:style-name="T1">NEW_</text:span>PC</text:p>
          </table:table-cell>
        </table:table-row>
        <table:table-row>
          <table:table-cell table:style-name="Table1.A2" office:value-type="string">
            <text:p text:style-name="P28">halt</text:p>
          </table:table-cell>
          <table:table-cell table:style-name="Table1.A2" office:value-type="string">
            <text:p text:style-name="P27">0x<text:span text:style-name="T16">08</text:span></text:p>
          </table:table-cell>
          <table:table-cell table:style-name="Table1.D9" table:number-columns-spanned="2" office:value-type="string">
            <text:p text:style-name="P26"/>
          </table:table-cell>
          <table:covered-table-cell/>
        </table:table-row>
      </table:table>
      <text:p text:style-name="P1"/>
      <text:p text:style-name="P3">Each square in this table represents a single byte in ROM. <text:span text:style-name="T2">The colon (X : Y) denotes that X is represented by the leftmost 4 bits, and Y is represented by the rightmost 4 bits, allowing two small codes to be stored in a single byte.</text:span></text:p>
      <text:p text:style-name="P1"/>
      <text:p text:style-name="P4">Flag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lag</text:p>
          </table:table-cell>
          <table:table-cell table:style-name="Table2.B1" office:value-type="string">
            <text:p text:style-name="P18">Code</text:p>
          </table:table-cell>
        </table:table-row>
        <table:table-row>
          <table:table-cell table:style-name="Table2.A2" office:value-type="string">
            <text:p text:style-name="P20">AO (always on)</text:p>
          </table:table-cell>
          <table:table-cell table:style-name="Table2.B2" office:value-type="string">
            <text:p text:style-name="P20">0</text:p>
          </table:table-cell>
        </table:table-row>
        <table:table-row>
          <table:table-cell table:style-name="Table2.A2" office:value-type="string">
            <text:p text:style-name="P20">LZ (&lt; 0)</text:p>
          </table:table-cell>
          <table:table-cell table:style-name="Table2.B2" office:value-type="string">
            <text:p text:style-name="P20">1</text:p>
          </table:table-cell>
        </table:table-row>
        <table:table-row>
          <table:table-cell table:style-name="Table2.A2" office:value-type="string">
            <text:p text:style-name="P20">LE (≤ 0)</text:p>
          </table:table-cell>
          <table:table-cell table:style-name="Table2.B2" office:value-type="string">
            <text:p text:style-name="P20">2</text:p>
          </table:table-cell>
        </table:table-row>
        <table:table-row>
          <table:table-cell table:style-name="Table2.A2" office:value-type="string">
            <text:p text:style-name="P20">EQ (= 0)</text:p>
          </table:table-cell>
          <table:table-cell table:style-name="Table2.B2" office:value-type="string">
            <text:p text:style-name="P20">3</text:p>
          </table:table-cell>
        </table:table-row>
        <table:table-row>
          <table:table-cell table:style-name="Table2.A2" office:value-type="string">
            <text:p text:style-name="P20">GE (≥ 0)</text:p>
          </table:table-cell>
          <table:table-cell table:style-name="Table2.B2" office:value-type="string">
            <text:p text:style-name="P20">4</text:p>
          </table:table-cell>
        </table:table-row>
        <table:table-row>
          <table:table-cell table:style-name="Table2.A2" office:value-type="string">
            <text:p text:style-name="P20">GZ (&gt; 0)</text:p>
          </table:table-cell>
          <table:table-cell table:style-name="Table2.B2" office:value-type="string">
            <text:p text:style-name="P20">5</text:p>
          </table:table-cell>
        </table:table-row>
      </table:table>
      <text:p text:style-name="P2"/>
      <text:p text:style-name="P5">Instruction Breakdown</text:p>
      <text:p text:style-name="P5"/>
      <text:list xml:id="list2177041114" text:style-name="L1">
        <text:list-item>
          <text:p text:style-name="P29">rmmov <text:span text:style-name="T8">R</text:span>A, <text:span text:style-name="T8">R</text:span>B <text:span text:style-name="T4">(2)</text:span>: move data from <text:span text:style-name="T8">R</text:span>A to the memory location whose address is stored in <text:span text:style-name="T8">R</text:span>B</text:p>
        </text:list-item>
        <text:list-item>
          <text:p text:style-name="P29">mrmov <text:span text:style-name="T8">R</text:span>A, <text:span text:style-name="T8">R</text:span>B <text:span text:style-name="T4">(2)</text:span>: move data from the memory location whose address is stored in <text:span text:style-name="T9">R</text:span>A to <text:span text:style-name="T9">R</text:span>B</text:p>
        </text:list-item>
        <text:list-item>
          <text:p text:style-name="P29">rrmov <text:span text:style-name="T8">R</text:span>A, <text:span text:style-name="T8">R</text:span>B <text:span text:style-name="T4">(2)</text:span>: move data from <text:span text:style-name="T10">RA to RB</text:span></text:p>
        </text:list-item>
        <text:list-item>
          <text:p text:style-name="P29">irmov <text:span text:style-name="T8">RA, CONST</text:span> <text:span text:style-name="T4">(3)</text:span>: move <text:span text:style-name="T12">CONST</text:span> into <text:span text:style-name="T8">R</text:span>A <text:span text:style-name="T7">(</text:span><text:span text:style-name="T5">NOTE: </text:span><text:span text:style-name="T7">opposite order of X86 irmovq)</text:span></text:p>
        </text:list-item>
        <text:list-item>
          <text:p text:style-name="P30">add <text:span text:style-name="T8">R</text:span>A, <text:span text:style-name="T8">R</text:span>B <text:span text:style-name="T4">(2)</text:span>: add value in <text:span text:style-name="T8">R</text:span>A to <text:span text:style-name="T8">R</text:span>B</text:p>
        </text:list-item>
        <text:list-item>
          <text:p text:style-name="P30">sub <text:span text:style-name="T8">R</text:span>A, <text:span text:style-name="T8">R</text:span>B <text:span text:style-name="T4">(2)</text:span>: subtract value in <text:span text:style-name="T8">R</text:span>A from <text:span text:style-name="T8">R</text:span>B</text:p>
        </text:list-item>
        <text:list-item>
          <text:p text:style-name="P30">cmp <text:span text:style-name="T10">RA</text:span> <text:span text:style-name="T4">(2)</text:span>: set flags based on value in <text:span text:style-name="T8">RA</text:span></text:p>
        </text:list-item>
        <text:list-item text:start-value="1">
          <text:p text:style-name="P30">jmp FLAG, NEW_PC <text:span text:style-name="T4">(3)</text:span>: if FLAG is set, set PC to NEW_PC</text:p>
        </text:list-item>
      </text:list>
      <text:p text:style-name="P6"><text:tab/></text:p>
      <text:p text:style-name="P31">Key: [instr] [args] (byte length)</text:p>
      <text:p text:style-name="P7">Note that RA <text:span text:style-name="T13">and</text:span> RB are registers, FLAG is a flag, and NEW_PC and CONST are <text:span text:style-name="T15">8</text:span>-bit const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1:22.310413901</meta:creation-date>
    <dc:date>2018-04-22T19:54:46.903328471</dc:date>
    <meta:editing-duration>PT3H48M51S</meta:editing-duration>
    <meta:editing-cycles>52</meta:editing-cycles>
    <meta:generator>LibreOffice/6.0.3.2$Linux_X86_64 LibreOffice_project/00m0$Build-2</meta:generator>
    <meta:print-date>2018-04-22T18:19:19.936370248</meta:print-date>
    <meta:document-statistic meta:table-count="2" meta:image-count="0" meta:object-count="0" meta:page-count="1" meta:paragraph-count="61" meta:word-count="264" meta:character-count="1110" meta:non-whitespace-character-count="913"/>
  </office:meta>
</office:document-meta>
</file>